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8500000062B67309BA1F84D8F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5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17.99mm" style:rel-column-width="65535*"/>
    </style:style>
    <style:style style:name="Tabela5.A1" style:family="table-cell">
      <style:table-cell-properties fo:padding="0mm" fo:border-left="none" fo:border-right="none" fo:border-top="4pt solid #f04e4d" fo:border-bottom="none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5.3" style:family="table-row">
      <style:table-row-properties style:min-row-height="0.11mm"/>
    </style:style>
    <style:style style:name="Tabela5.A3" style:family="table-cell">
      <style:table-cell-properties fo:padding="0mm" fo:border="none"/>
    </style:style>
    <style:style style:name="Tabela5.5" style:family="table-row">
      <style:table-row-properties style:row-height="1.99mm"/>
    </style:style>
    <style:style style:name="Tabela5.A5" style:family="table-cell">
      <style:table-cell-properties fo:padding="0mm" fo:border="none"/>
    </style:style>
    <style:style style:name="Tabela5.A6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5.A7" style:family="table-cell">
      <style:table-cell-properties fo:padding="0mm" fo:border="none"/>
    </style:style>
    <style:style style:name="Tabela9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20mm"/>
    </style:style>
    <style:style style:name="Tabela9.B" style:family="table-column">
      <style:table-column-properties style:column-width="119.01mm"/>
    </style:style>
    <style:style style:name="Tabela9.C" style:family="table-column">
      <style:table-column-properties style:column-width="14.99mm"/>
    </style:style>
    <style:style style:name="Tabela9.E" style:family="table-column">
      <style:table-column-properties style:column-width="20.02mm"/>
    </style:style>
    <style:style style:name="Tabela9.1" style:family="table-row">
      <style:table-row-properties style:row-height="4.5m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9.2" style:family="table-row">
      <style:table-row-properties style:min-row-height="0.02mm" fo:background-color="transparent" fo:keep-together="auto">
        <style:background-image/>
      </style:table-row-properties>
    </style:style>
    <style:style style:name="Tabela9.6" style:family="table-row">
      <style:table-row-properties style:min-row-height="0.02mm"/>
    </style:style>
    <style:style style:name="Tabela9.A6" style:family="table-cell">
      <style:table-cell-properties style:vertical-align="middle" fo:padding="0.49mm" fo:border-left="none" fo:border-right="none" fo:border-top="none" fo:border-bottom="0.05pt solid #000000"/>
    </style:style>
    <style:style style:name="Tabela9.B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C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D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E6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ela9.A7" style:family="table-cell">
      <style:table-cell-properties style:vertical-align="middle" fo:padding="0.97mm" fo:border="none"/>
    </style:style>
    <style:style style:name="Tabela9.8" style:family="table-row">
      <style:table-row-properties style:min-row-height="0.11mm"/>
    </style:style>
    <style:style style:name="Tabela9.A8" style:family="table-cell">
      <style:table-cell-properties style:vertical-align="" fo:padding="0.97mm" fo:border-left="none" fo:border-right="none" fo:border-top="0.05pt solid #000000" fo:border-bottom="0.05pt solid #000000"/>
    </style:style>
    <style:style style:name="Tabela9.B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C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D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E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A9" style:family="table-cell">
      <style:table-cell-properties style:vertical-align="middle" fo:padding="0.97mm" fo:border-left="none" fo:border-right="none" fo:border-top="0.05pt solid #000000" fo:border-bottom="none"/>
    </style:style>
    <style:style style:name="Tabela9.A10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3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 style:parent-style-name="Dado_20_campo">
      <style:paragraph-properties fo:text-align="end" style:justify-single-word="false"/>
    </style:style>
    <style:style style:name="P5" style:family="paragraph" style:parent-style-name="Dado_20_campo">
      <style:text-properties fo:font-weight="normal" style:font-weight-asian="normal" style:font-weight-complex="normal"/>
    </style:style>
    <style:style style:name="P6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P7" style:family="paragraph" style:parent-style-name="Dado_20_campo">
      <style:paragraph-properties fo:text-align="start" style:justify-single-word="false"/>
    </style:style>
    <style:style style:name="P8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9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P12" style:family="paragraph" style:parent-style-name="Descritivo_20_bloco">
      <style:paragraph-properties fo:text-align="center" style:justify-single-word="false"/>
    </style:style>
    <style:style style:name="P13" style:family="paragraph" style:parent-style-name="Descritivo_20_campo">
      <style:text-properties fo:font-size="7pt" style:font-size-asian="7pt" style:font-size-complex="7pt"/>
    </style:style>
    <style:style style:name="P14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P15" style:family="paragraph" style:parent-style-name="Descritivo_20_campo">
      <style:paragraph-properties fo:text-align="center" style:justify-single-word="false"/>
    </style:style>
    <style:style style:name="P16" style:family="paragraph" style:parent-style-name="Dado_20_produto_20_numérico">
      <style:text-properties fo:font-size="7pt" style:font-size-asian="7pt" style:font-size-complex="7pt"/>
    </style:style>
    <style:style style:name="P17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P18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P19" style:family="paragraph" style:parent-style-name="Dado_20_produto">
      <style:text-properties fo:font-size="7pt" style:font-size-asian="7pt" style:font-size-complex="7pt"/>
    </style:style>
    <style:style style:name="P20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P21" style:family="paragraph" style:parent-style-name="Standard">
      <style:paragraph-properties fo:break-before="auto" fo:break-after="auto"/>
      <style:text-properties fo:font-variant="normal" fo:text-transform="none" style:font-name="DejaVu Sans" fo:font-size="6pt" fo:text-shadow="none" style:font-size-asian="5.25pt" style:font-size-complex="6pt" style:font-relief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23.2000007629395pt" style:font-size-asian="23.2000007629395pt" style:font-size-complex="23.2000007629395pt"/>
    </style:style>
    <style:style style:name="T3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4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underline-style="none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infNFe.emit.enderEmit.xMun.valor" text:name="py3o.danfe.NFe.infNFe.emit.enderEmit.xMun.valor"/>
        <text:user-field-decl office:value-type="string" office:string-value="danfe.NFe.infNFe.emit.enderEmit.UF.valor" text:name="py3o.danfe.NFe.infNFe.emit.enderEmit.UF.valor"/>
        <text:user-field-decl office:value-type="string" office:string-value="danfe.NFe.numero_formatado" text:name="py3o.danfe.NFe.numero_formatado"/>
        <text:user-field-decl office:value-type="string" office:string-value="danfe.NFe.infNFe.ide.dhEmi.formato_danfse" text:name="py3o.danfe.NFe.infNFe.ide.dhEmi.formato_danfse"/>
        <text:user-field-decl office:value-type="string" office:string-value="danfe.NFe.codigo_verificacao" text:name="py3o.danfe.NFe.codigo_verificacao"/>
        <text:user-field-decl office:value-type="string" office:string-value="danfe.NFe.infNFe.total.ISSQNTot.dCompet.mes_ano" text:name="py3o.danfe.NFe.infNFe.total.ISSQNTot.dCompet.mes_ano"/>
        <text:user-field-decl office:value-type="string" office:string-value="danfe.NFe.numero_rps_formatado" text:name="py3o.danfe.NFe.numero_rps_formatado"/>
        <text:user-field-decl office:value-type="string" office:string-value="danfe.NFe.infNFe.emit.xNome.valor" text:name="py3o.danfe.NFe.infNFe.emit.xNome.valor"/>
        <text:user-field-decl office:value-type="string" office:string-value="danfe.NFe.cnpj_emitente_formatado" text:name="py3o.danfe.NFe.cnpj_emitente_formatado"/>
        <text:user-field-decl office:value-type="string" office:string-value="danfe.NFe.endereco_emitente_formatado" text:name="py3o.danfe.NFe.endereco_emitente_formatado"/>
        <text:user-field-decl office:value-type="string" office:string-value="danfe.NFe.infNFe.emit.IM.valor" text:name="py3o.danfe.NFe.infNFe.emit.IM.valor"/>
        <text:user-field-decl office:value-type="string" office:string-value="danfe.NFe.infNFe.emit.enderEmit.xBairro.valor" text:name="py3o.danfe.NFe.infNFe.emit.enderEmit.xBairro.valor"/>
        <text:user-field-decl office:value-type="string" office:string-value="danfe.NFe.cep_emitente_formatado" text:name="py3o.danfe.NFe.cep_emitente_formatado"/>
        <text:user-field-decl office:value-type="string" office:string-value="danfe.NFe.fone_emitente_formatado" text:name="py3o.danfe.NFe.fone_emitente_formatado"/>
        <text:user-field-decl office:value-type="string" office:string-value="danfe.NFe.celular_emitente_formatado" text:name="py3o.danfe.NFe.celular_emitente_formatado"/>
        <text:user-field-decl office:value-type="string" office:string-value="danfe.NFe.infNFe.emit.email.valor" text:name="py3o.danfe.NFe.infNFe.emit.email.valor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IM.valor" text:name="py3o.danfe.NFe.infNFe.dest.IM.valor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infNFe.dest.enderDest.xMun.valor" text:name="py3o.danfe.NFe.infNFe.dest.enderDest.xMun.valor"/>
        <text:user-field-decl office:value-type="string" office:string-value="danfe.NFe.infNFe.dest.enderDest.UF.valor" text:name="py3o.danfe.NFe.infNFe.dest.enderDest.UF.valor"/>
        <text:user-field-decl office:value-type="string" office:string-value="danfe.NFe.cep_destinatario_formatado" text:name="py3o.danfe.NFe.cep_destinatario_formatado"/>
        <text:user-field-decl office:value-type="string" office:string-value="danfe.NFe.fone_destinatario_formatado" text:name="py3o.danfe.NFe.fone_destinatario_formatado"/>
        <text:user-field-decl office:value-type="string" office:string-value="danfe.NFe.celular_destinatario_formatado" text:name="py3o.danfe.NFe.celular_destinatario_formatado"/>
        <text:user-field-decl office:value-type="string" office:string-value="danfe.NFe.infNFe.dest.email.valor" text:name="py3o.danfe.NFe.infNFe.dest.email.valor"/>
        <text:user-field-decl office:value-type="string" office:string-value="danfe.NFe.cnae_formatado" text:name="py3o.danfe.NFe.cnae_formatado"/>
        <text:user-field-decl office:value-type="string" office:string-value="danfe.NFe.servico_formatado" text:name="py3o.danfe.NFe.servico_formatado"/>
        <text:user-field-decl office:value-type="string" office:string-value="danfe.NFe.infNFe.total.retTrib.pRetPIS.formato_danfe" text:name="py3o.danfe.NFe.infNFe.total.retTrib.pRetPIS.formato_danfe"/>
        <text:user-field-decl office:value-type="string" office:string-value="danfe.NFe.infNFe.total.retTrib.vRetPIS.formato_danfe" text:name="py3o.danfe.NFe.infNFe.total.retTrib.vRetPIS.formato_danfe"/>
        <text:user-field-decl office:value-type="string" office:string-value="danfe.NFe.infNFe.total.retTrib.pRetCOFINS.formato_danfe" text:name="py3o.danfe.NFe.infNFe.total.retTrib.pRetCOFINS.formato_danfe"/>
        <text:user-field-decl office:value-type="string" office:string-value="danfe.NFe.infNFe.total.retTrib.vRetCOFINS.formato_danfe" text:name="py3o.danfe.NFe.infNFe.total.retTrib.vRetCOFINS.formato_danfe"/>
        <text:user-field-decl office:value-type="string" office:string-value="danfe.NFe.infNFe.total.retTrib.pRetPrev.formato_danfe" text:name="py3o.danfe.NFe.infNFe.total.retTrib.pRetPrev.formato_danfe"/>
        <text:user-field-decl office:value-type="string" office:string-value="danfe.NFe.infNFe.total.retTrib.vRetPrev.formato_danfe" text:name="py3o.danfe.NFe.infNFe.total.retTrib.vRetPrev.formato_danfe"/>
        <text:user-field-decl office:value-type="string" office:string-value="danfe.NFe.infNFe.total.retTrib.pIRRF.formato_danfe" text:name="py3o.danfe.NFe.infNFe.total.retTrib.pIRRF.formato_danfe"/>
        <text:user-field-decl office:value-type="string" office:string-value="danfe.NFe.infNFe.total.retTrib.vIRRF.formato_danfe" text:name="py3o.danfe.NFe.infNFe.total.retTrib.vIRRF.formato_danfe"/>
        <text:user-field-decl office:value-type="string" office:string-value="danfe.NFe.infNFe.total.retTrib.pRetCSLL.formato_danfe" text:name="py3o.danfe.NFe.infNFe.total.retTrib.pRetCSLL.formato_danfe"/>
        <text:user-field-decl office:value-type="string" office:string-value="danfe.NFe.infNFe.total.retTrib.vRetCSLL.formato_danfe" text:name="py3o.danfe.NFe.infNFe.total.retTrib.vRetCSLL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SSQNTot.vDescCond.formato_danfe" text:name="py3o.danfe.NFe.infNFe.total.ISSQNTot.vDescCond.formato_danfe"/>
        <text:user-field-decl office:value-type="string" office:string-value="danfe.NFe.infNFe.ide.natOp.valor" text:name="py3o.danfe.NFe.infNFe.ide.natOp.valor"/>
        <text:user-field-decl office:value-type="string" office:string-value="danfe.NFe.infNFe.total.ISSQNTot.vDeducao.formato_danfe" text:name="py3o.danfe.NFe.infNFe.total.ISSQNTot.vDeducao.formato_danfe"/>
        <text:user-field-decl office:value-type="string" office:string-value="danfe.NFe.infNFe.total.ISSQNTot.vDescIncond.formato_danfe" text:name="py3o.danfe.NFe.infNFe.total.ISSQNTot.vDescIncond.formato_danfe"/>
        <text:user-field-decl office:value-type="string" office:string-value="danfe.NFe.infNFe.total.retTrib.vTotal.formato_danfe" text:name="py3o.danfe.NFe.infNFe.total.retTrib.vTotal.formato_danfe"/>
        <text:user-field-decl office:value-type="string" office:string-value="danfe.NFe.infNFe.total.ISSQNTot.cRegTrib.valor" text:name="py3o.danfe.NFe.infNFe.total.ISSQNTot.cRegTrib.valor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Outro.formato_danfe" text:name="py3o.danfe.NFe.infNFe.total.ISSQNTot.vOutro.formato_danfe"/>
        <text:user-field-decl office:value-type="string" office:string-value="danfe.NFe.infNFe.total.ISSQNTot.pISS.formato_danfe" text:name="py3o.danfe.NFe.infNFe.total.ISSQNTot.pISS.formato_danfe"/>
        <text:user-field-decl office:value-type="string" office:string-value="danfe.NFe.infNFe.total.ISSQNTot.vISSRet.formato_danfe" text:name="py3o.danfe.NFe.infNFe.total.ISSQNTot.vISSRet.formato_danfe"/>
        <text:user-field-decl office:value-type="string" office:string-value="danfe.NFe.incentivador_cultural_sim_nao" text:name="py3o.danfe.NFe.incentivador_cultural_sim_nao"/>
        <text:user-field-decl office:value-type="string" office:string-value="danfe.NFe.infNFe.total.ISSQNTot.iss_retido_sim_nao" text:name="py3o.danfe.NFe.infNFe.total.ISSQNTot.iss_retido_sim_nao"/>
        <text:user-field-decl office:value-type="string" office:string-value="danfe.NFe.infNFe.cobr.fat.vLiq.formato_danfe" text:name="py3o.danfe.NFe.infNFe.cobr.fat.vLiq.formato_danfe"/>
        <text:user-field-decl office:value-type="string" office:string-value="danfe.NFe.simples_sim_nao" text:name="py3o.danfe.NFe.simples_sim_nao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danfe.NFe.obs_fisco_libreoffice" text:name="py3o.danfe.NFe.obs_fisco_libreoffice"/>
        <text:user-field-decl office:value-type="string" office:string-value="danfe.nome_sistema" text:name="py3o.danfe.nome_sistema"/>
        <text:user-field-decl office:value-type="string" office:string-value="danfe.NFe.infNFe.ide.dhEmi.formato_danfe" text:name="py3o.danfe.NFe.infNFe.ide.dhEmi.formato_danfe"/>
        <text:user-field-decl office:value-type="string" office:string-value="danfe.NFe.infNFe.ide.dSaiEnt.formato_danfe" text:name="py3o.danfe.NFe.infNFe.ide.dSaiEnt.formato_danfe"/>
        <text:user-field-decl office:value-type="string" office:string-value="danfe.NFe.dados_adicionais_libreoffice" text:name="py3o.danfe.NFe.dados_adicionais_libreoffice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ide.dEmi.formato_danfe" text:name="py3o.danfe.NFe.infNFe.ide.dEmi.formato_danfe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  <text:user-field-decl office:value-type="string" office:string-value="danfe.logo" text:name="py3o.danfe.logo"/>
        <text:user-field-decl office:value-type="string" office:string-value="danfe.NFe.infNFe.total.ISSQNTot.dCompet.formato_danfe" text:name="py3o.danfe.NFe.infNFe.total.ISSQNTot.dCompet.formato_danfe"/>
        <text:user-field-decl office:value-type="string" office:string-value="danfe.NFe.descricao_servico_libreoffice" text:name="py3o.danfe.NFe.descricao_servico_libreoffice"/>
      </text:user-field-decls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A"/>
        <table:table-column table:style-name="Tabela9.E"/>
        <table:table-row table:style-name="Tabela9.1">
          <table:table-cell table:style-name="Tabela9.A1" table:number-columns-spanned="5" office:value-type="string">
            <text:p text:style-name="Descritivo_20_bloco">DISCRIMINAÇÃ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descricao_servico%22" text:style-name="Internet_20_link" text:visited-style-name="Visited_20_Internet_20_Link"><text:span text:style-name="T3">if="danfe.imprime_descricao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escritivo_20_campo">Descrição</text:p>
            <text:p text:style-name="Dado_20_campo"><text:user-field-get text:name="py3o.danfe.NFe.descricao_servico_libreoffice">danfe.NFe.descricao_servico_libreoffice</text:user-field-get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9.2">
          <table:table-cell table:style-name="Tabela9.A1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item_servico%22" text:style-name="Internet_20_link" text:visited-style-name="Visited_20_Internet_20_Link"><text:span text:style-name="T3">if="danfe.imprime_item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6">
          <table:table-cell table:style-name="Tabela9.A6" office:value-type="string">
            <text:p text:style-name="P15">Código do serviço</text:p>
          </table:table-cell>
          <table:table-cell table:style-name="Tabela9.B6" office:value-type="string">
            <text:p text:style-name="P15">Descrição</text:p>
          </table:table-cell>
          <table:table-cell table:style-name="Tabela9.C6" office:value-type="string">
            <text:p text:style-name="P15">Quantidade</text:p>
          </table:table-cell>
          <table:table-cell table:style-name="Tabela9.D6" office:value-type="string">
            <text:p text:style-name="P15">Valor unitário</text:p>
          </table:table-cell>
          <table:table-cell table:style-name="Tabela9.E6" office:value-type="string">
            <text:p text:style-name="P15">Valor total</text:p>
          </table:table-cell>
        </table:table-row>
        <table:table-row>
          <table:table-cell table:style-name="Tabela9.A7" table:number-columns-spanned="5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</table:table-row>
        <table:table-row table:style-name="Tabela9.8">
          <table:table-cell table:style-name="Tabela9.A8" office:value-type="string">
            <text:p text:style-name="Dado_20_produto"><text:user-field-get text:name="py3o.det.prod.cProd.valor">det.prod.cProd.valor</text:user-field-get></text:p>
          </table:table-cell>
          <table:table-cell table:style-name="Tabela9.B8" office:value-type="string">
            <text:p text:style-name="Dado_20_produto"><text:user-field-get text:name="py3o.det.prod.xProd.valor">det.prod.xProd.valor</text:user-field-get></text:p>
          </table:table-cell>
          <table:table-cell table:style-name="Tabela9.C8" office:value-type="string">
            <text:p text:style-name="Dado_20_produto_20_numérico"><text:user-field-get text:name="py3o.det.prod.qCom.formato_danfe">det.prod.qCom.formato_danfe</text:user-field-get><text:s/></text:p>
          </table:table-cell>
          <table:table-cell table:style-name="Tabela9.D8" office:value-type="string">
            <text:p text:style-name="Dado_20_produto_20_numérico"><text:user-field-get text:name="py3o.det.prod.vUnCom.formato_danfe">det.prod.vUnCom.formato_danfe</text:user-field-get></text:p>
          </table:table-cell>
          <table:table-cell table:style-name="Tabela9.E8" office:value-type="string">
            <text:p text:style-name="Dado_20_produto_20_numérico"><text:user-field-get text:name="py3o.det.prod.vProd.formato_danfe">det.prod.vProd.formato_danfe</text:user-field-get></text:p>
          </table:table-cell>
        </table:table-row>
        <table:table-row>
          <table:table-cell table:style-name="Tabela9.A9" table:number-columns-spanned="5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10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a1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93.97mm"/>
    </style:style>
    <style:style style:name="Tabela1.A1" style:family="table-cell">
      <style:table-cell-properties style:vertical-align="middle" fo:padding="0.97mm" fo:border="none"/>
    </style:style>
    <style:style style:name="Tabela1.2" style:family="table-row">
      <style:table-row-properties style:min-row-height="11.59mm"/>
    </style:style>
    <style:style style:name="Tabela2" style:family="table">
      <style:table-properties style:width="193.97mm" table:align="left" style:writing-mode="page"/>
    </style:style>
    <style:style style:name="Tabela2.A" style:family="table-column">
      <style:table-column-properties style:column-width="32mm"/>
    </style:style>
    <style:style style:name="Tabela2.B" style:family="table-column">
      <style:table-column-properties style:column-width="44.98mm"/>
    </style:style>
    <style:style style:name="Tabela2.C" style:family="table-column">
      <style:table-column-properties style:column-width="76.99mm"/>
    </style:style>
    <style:style style:name="Tabela2.D" style:family="table-column">
      <style:table-column-properties style:column-width="40.01mm"/>
    </style:style>
    <style:style style:name="Tabela2.1" style:family="table-row">
      <style:table-row-properties style:row-height="8.01mm"/>
    </style:style>
    <style:style style:name="Tabela2.A1" style:family="table-cell">
      <style:table-cell-properties fo:padding="0.97mm" fo:border-left="none" fo:border-right="none" fo:border-top="0.05pt solid #000000" fo:border-bottom="0.05pt solid #000000"/>
    </style:style>
    <style:style style:name="Tabela2.B1" style:family="table-cell">
      <style:table-cell-properties style:vertical-align="middle" fo:padding="0.97mm" fo:border-left="none" fo:border-right="none" fo:border-top="0.05pt solid #000000" fo:border-bottom="none"/>
    </style:style>
    <style:style style:name="Tabela2.D1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D2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B3" style:family="table-cell">
      <style:table-cell-properties style:vertical-align="middle" fo:padding="0.97mm" fo:border-left="none" fo:border-right="none" fo:border-top="none" fo:border-bottom="0.05pt solid #000000"/>
    </style:style>
    <style:style style:name="Tabela2.D3" style:family="table-cell">
      <style:table-cell-properties fo:padding="0.97mm" fo:border-left="0.05pt solid #000000" fo:border-right="none" fo:border-top="0.05pt solid #000000" fo:border-bottom="0.05pt solid #000000"/>
    </style:style>
    <style:style style:name="Tabela5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17.99mm" style:rel-column-width="65535*"/>
    </style:style>
    <style:style style:name="Tabela5.A1" style:family="table-cell">
      <style:table-cell-properties fo:padding="0mm" fo:border-left="none" fo:border-right="none" fo:border-top="4pt solid #f04e4d" fo:border-bottom="none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5.3" style:family="table-row">
      <style:table-row-properties style:min-row-height="0.11mm"/>
    </style:style>
    <style:style style:name="Tabela5.A3" style:family="table-cell">
      <style:table-cell-properties fo:padding="0mm" fo:border="none"/>
    </style:style>
    <style:style style:name="Tabela5.5" style:family="table-row">
      <style:table-row-properties style:row-height="1.99mm"/>
    </style:style>
    <style:style style:name="Tabela5.A5" style:family="table-cell">
      <style:table-cell-properties fo:padding="0mm" fo:border="none"/>
    </style:style>
    <style:style style:name="Tabela5.A6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5.A7" style:family="table-cell">
      <style:table-cell-properties fo:padding="0mm" fo:border="none"/>
    </style:style>
    <style:style style:name="Tabela2.4" style:family="table-row">
      <style:table-row-properties style:row-height="7.5mm"/>
    </style:style>
    <style:style style:name="Tabela2.A4" style:family="table-cell">
      <style:table-cell-properties fo:padding="0.97mm" fo:border-left="none" fo:border-right="none" fo:border-top="none" fo:border-bottom="0.05pt solid #000000"/>
    </style:style>
    <style:style style:name="Tabela2.C4" style:family="table-cell">
      <style:table-cell-properties fo:padding="0.97mm" fo:border-left="0.05pt solid #000000" fo:border-right="0.05pt solid #000000" fo:border-top="none" fo:border-bottom="0.05pt solid #000000"/>
    </style:style>
    <style:style style:name="Tabela2.D4" style:family="table-cell">
      <style:table-cell-properties fo:padding="0.97mm" fo:border-left="0.05pt solid #000000" fo:border-right="none" fo:border-top="none" fo:border-bottom="0.05pt solid #000000"/>
    </style:style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4.5mm" fo:background-color="transparent" fo:keep-together="auto">
        <style:background-image/>
      </style:table-row-properties>
    </style:style>
    <style:style style:name="Tabela6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6.6" style:family="table-row">
      <style:table-row-properties style:row-height="7.5mm"/>
    </style:style>
    <style:style style:name="Tabela6.A6" style:family="table-cell">
      <style:table-cell-properties fo:padding-left="1.01mm" fo:padding-right="1.01mm" fo:padding-top="1.01mm" fo:padding-bottom="0mm" fo:border="none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6.7" style:family="table-row">
      <style:table-row-properties style:row-height="7.5mm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8" style:family="table-row">
      <style:table-row-properties style:row-height="7.5mm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row-height="7.5mm"/>
    </style:style>
    <style:style style:name="Tabela6.A9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10" style:family="table-row">
      <style:table-row-properties style:min-row-height="4.5mm" fo:background-color="transparent" fo:keep-together="auto">
        <style:background-image/>
      </style:table-row-properties>
    </style:style>
    <style:style style:name="Tabela6.A10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4.5mm" fo:background-color="transparent" fo:keep-together="auto">
        <style:background-image/>
      </style:table-row-properties>
    </style:style>
    <style:style style:name="Tabela3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.6" style:family="table-row">
      <style:table-row-properties style:row-height="8.5mm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none" fo:border-bottom="none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3.7" style:family="table-row">
      <style:table-row-properties style:row-height="8.5mm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8" style:family="table-row">
      <style:table-row-properties style:row-height="8.5mm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9" style:family="table-row">
      <style:table-row-properties style:row-height="8.5mm"/>
    </style:style>
    <style:style style:name="Tabela3.A9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9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10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27.99mm"/>
    </style:style>
    <style:style style:name="Tabela8.C" style:family="table-column">
      <style:table-column-properties style:column-width="4.02mm"/>
    </style:style>
    <style:style style:name="Tabela8.D" style:family="table-column">
      <style:table-column-properties style:column-width="100.01mm"/>
    </style:style>
    <style:style style:name="Tabela8.E" style:family="table-column">
      <style:table-column-properties style:column-width="7.97mm"/>
    </style:style>
    <style:style style:name="Tabela8.F" style:family="table-column">
      <style:table-column-properties style:column-width="8.01mm"/>
    </style:style>
    <style:style style:name="Tabela8.G" style:family="table-column">
      <style:table-column-properties style:column-width="18.03mm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4.5mm" fo:background-color="transparent" fo:keep-together="auto">
        <style:background-image/>
      </style:table-row-properties>
    </style:style>
    <style:style style:name="Tabela8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8.6" style:family="table-row">
      <style:table-row-properties style:row-height="34.01mm"/>
    </style:style>
    <style:style style:name="Tabela8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A8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.9" style:family="table-row">
      <style:table-row-properties style:row-height="7.5mm"/>
    </style:style>
    <style:style style:name="Tabela8.A9" style:family="table-cell">
      <style:table-cell-properties fo:padding-left="1.01mm" fo:padding-right="1.01mm" fo:padding-top="1.01mm" fo:padding-bottom="0mm" fo:border="none"/>
    </style:style>
    <style:style style:name="Tabela8.E9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8.10" style:family="table-row">
      <style:table-row-properties style:row-height="7.5mm"/>
    </style:style>
    <style:style style:name="Tabela8.A1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8.E10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12" style:family="table-row">
      <style:table-row-properties style:row-height="7.5mm"/>
    </style:style>
    <style:style style:name="Tabela8.A12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4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97mm" style:rel-column-width="32767*"/>
    </style:style>
    <style:style style:name="Tabela4.B" style:family="table-column">
      <style:table-column-properties style:column-width="97mm" style:rel-column-width="32768*"/>
    </style:style>
    <style:style style:name="Tabela4.1" style:family="table-row">
      <style:table-row-properties style:min-row-height="0.02m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ela4.2" style:family="table-row">
      <style:table-row-properties style:row-height="4.5mm" fo:background-color="transparent" fo:keep-together="auto">
        <style:background-image/>
      </style:table-row-properties>
    </style:style>
    <style:style style:name="Tabela4.A2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7.5mm" fo:background-color="transparent" fo:keep-together="auto">
        <style:background-image/>
      </style:table-row-properties>
    </style:style>
    <style:style style:name="Tabela4.A4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none" fo:border-bottom="0.05pt solid #000000" style:writing-mode="page">
        <style:background-image/>
      </style:table-cell-properties>
    </style:style>
    <style:style style:name="Tabela11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38.81mm" style:rel-column-width="13109*"/>
    </style:style>
    <style:style style:name="Tabela11.E" style:family="table-column">
      <style:table-column-properties style:column-width="38.77mm" style:rel-column-width="13099*"/>
    </style:style>
    <style:style style:name="Tabela11.1" style:family="table-row">
      <style:table-row-properties style:row-height="4.5mm"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2" style:family="table-row">
      <style:table-row-properties style:row-height="7.5mm" fo:background-color="transparent" fo:keep-together="auto">
        <style:background-image/>
      </style:table-row-properties>
    </style:style>
    <style:style style:name="Tabela11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93.99mm" style:rel-column-width="65535*"/>
    </style:style>
    <style:style style:name="Tabela15.1" style:family="table-row">
      <style:table-row-properties style:row-height="4.5mm" fo:background-color="transparent" fo:keep-together="auto">
        <style:background-image/>
      </style:table-row-properties>
    </style:style>
    <style:style style:name="Tabela15.A1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13" style:family="table">
      <style:table-properties style:width="193.99mm" table:align="margins" style:writing-mode="page"/>
    </style:style>
    <style:style style:name="Tabela13.A" style:family="table-column">
      <style:table-column-properties style:column-width="65mm" style:rel-column-width="21958*"/>
    </style:style>
    <style:style style:name="Tabela13.B" style:family="table-column">
      <style:table-column-properties style:column-width="63.99mm" style:rel-column-width="21618*"/>
    </style:style>
    <style:style style:name="Tabela13.C" style:family="table-column">
      <style:table-column-properties style:column-width="65mm" style:rel-column-width="21959*"/>
    </style:style>
    <style:style style:name="Tabela13.1" style:family="table-row">
      <style:table-row-properties style:row-height="4.5mm"/>
    </style:style>
    <style:style style:name="Tabela13.A1" style:family="table-cell">
      <style:table-cell-properties fo:padding="0.97mm" fo:border-left="none" fo:border-right="none" fo:border-top="0.05pt solid #000000" fo:border-bottom="0.05pt solid #000000"/>
    </style:style>
    <style:style style:name="Tabela13.B1" style:family="table-cell">
      <style:table-cell-properties fo:padding="0.97mm" fo:border="0.05pt solid #000000"/>
    </style:style>
    <style:style style:name="Tabela14" style:family="table">
      <style:table-properties style:width="193.99mm" table:align="margins" style:writing-mode="page"/>
    </style:style>
    <style:style style:name="Tabela14.A" style:family="table-column">
      <style:table-column-properties style:column-width="42mm" style:rel-column-width="14187*"/>
    </style:style>
    <style:style style:name="Tabela14.B" style:family="table-column">
      <style:table-column-properties style:column-width="23mm" style:rel-column-width="7770*"/>
    </style:style>
    <style:style style:name="Tabela14.C" style:family="table-column">
      <style:table-column-properties style:column-width="44.19mm" style:rel-column-width="14926*"/>
    </style:style>
    <style:style style:name="Tabela14.D" style:family="table-column">
      <style:table-column-properties style:column-width="19.81mm" style:rel-column-width="6691*"/>
    </style:style>
    <style:style style:name="Tabela14.F" style:family="table-column">
      <style:table-column-properties style:column-width="23.02mm" style:rel-column-width="7774*"/>
    </style:style>
    <style:style style:name="Tabela14.1" style:family="table-row">
      <style:table-row-properties style:row-height="4mm"/>
    </style:style>
    <style:style style:name="Tabela14.A1" style:family="table-cell">
      <style:table-cell-properties style:vertical-align="middle" fo:padding-left="1.01mm" fo:padding-right="1.01mm" fo:padding-top="0mm" fo:padding-bottom="0mm" fo:border="none"/>
    </style:style>
    <style:style style:name="Tabela14.B1" style:family="table-cell">
      <style:table-cell-properties style:vertical-align="middle" fo:padding-left="1.01mm" fo:padding-right="1.01mm" fo:padding-top="0mm" fo:padding-bottom="0mm" fo:border-left="none" fo:border-right="0.05pt solid #000000" fo:border-top="none" fo:border-bottom="none"/>
    </style:style>
    <style:style style:name="Tabela14.C1" style:family="table-cell">
      <style:table-cell-properties style:vertical-align="middle" fo:padding-left="1.01mm" fo:padding-right="1.01mm" fo:padding-top="0mm" fo:padding-bottom="0mm" fo:border-left="0.05pt solid #000000" fo:border-right="0.05pt solid #000000" fo:border-top="none" fo:border-bottom="none"/>
    </style:style>
    <style:style style:name="Tabela14.E1" style:family="table-cell">
      <style:table-cell-properties style:vertical-align="middle" fo:padding-left="1.01mm" fo:padding-right="1.01mm" fo:padding-top="0mm" fo:padding-bottom="0mm" fo:border-left="0.05pt solid #000000" fo:border-right="none" fo:border-top="none" fo:border-bottom="none"/>
    </style:style>
    <style:style style:name="Tabela14.A7" style:family="table-cell">
      <style:table-cell-properties style:vertical-align="middle" fo:background-color="#dddddd" fo:padding-left="1.01mm" fo:padding-right="1.01mm" fo:padding-top="0mm" fo:padding-bottom="0mm" fo:border="none">
        <style:background-image/>
      </style:table-cell-properties>
    </style:style>
    <style:style style:name="Tabela14.B7" style:family="table-cell">
      <style:table-cell-properties style:vertical-align="middle" fo:background-color="#dddddd" fo:padding-left="1.01mm" fo:padding-right="1.01mm" fo:padding-top="0mm" fo:padding-bottom="0mm" fo:border-left="none" fo:border-right="0.05pt solid #000000" fo:border-top="none" fo:border-bottom="none">
        <style:background-image/>
      </style:table-cell-properties>
    </style:style>
    <style:style style:name="Tabela14.E7" style:family="table-cell">
      <style:table-cell-properties style:vertical-align="middle" fo:background-color="#dddddd" fo:padding-left="1.01mm" fo:padding-right="1.01mm" fo:padding-top="0mm" fo:padding-bottom="0mm" fo:border-left="0.05pt solid #000000" fo:border-right="none" fo:border-top="none" fo:border-bottom="none">
        <style:background-image/>
      </style:table-cell-properties>
    </style:style>
    <style:style style:name="Tabela12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193.99mm" style:rel-column-width="65535*"/>
    </style:style>
    <style:style style:name="Tabela12.1" style:family="table-row">
      <style:table-row-properties style:row-height="4.5m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#dddddd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6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93.99mm" style:rel-column-width="65535*"/>
    </style:style>
    <style:style style:name="Tabela16.1" style:family="table-row">
      <style:table-row-properties style:row-height="4.5mm" fo:background-color="transparent" fo:keep-together="auto">
        <style:background-image/>
      </style:table-row-properties>
    </style:style>
    <style:style style:name="Tabela16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7" style:family="table">
      <style:table-properties style:width="193.99mm" fo:break-before="page" table:align="margins" style:writing-mode="page"/>
    </style:style>
    <style:style style:name="Tabela17.A" style:family="table-column">
      <style:table-column-properties style:column-width="193.99mm" style:rel-column-width="65535*"/>
    </style:style>
    <style:style style:name="Tabela17.1" style:family="table-row">
      <style:table-row-properties style:min-row-height="20mm"/>
    </style:style>
    <style:style style:name="Tabela17.A1" style:family="table-cell">
      <style:table-cell-properties fo:padding="0.97mm" fo:border="none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Dado_20_campo">
      <style:paragraph-properties fo:text-align="end" style:justify-single-word="false"/>
    </style:style>
    <style:style style:name="MP3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MP4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MP5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6" style:family="paragraph" style:parent-style-name="Dado_20_campo">
      <style:text-properties fo:font-weight="normal" style:font-weight-asian="normal" style:font-weight-complex="normal"/>
    </style:style>
    <style:style style:name="MP7" style:family="paragraph" style:parent-style-name="Frame_20_contents">
      <style:paragraph-properties fo:text-align="start" style:justify-single-word="false"/>
    </style:style>
    <style:style style:name="MP8" style:family="paragraph" style:parent-style-name="Dado_20_campo">
      <style:paragraph-properties fo:text-align="start" style:justify-single-word="false"/>
    </style:style>
    <style:style style:name="MP9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10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11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MP12" style:family="paragraph" style:parent-style-name="Descritivo_20_campo">
      <style:text-properties fo:font-size="7pt" style:font-size-asian="7pt" style:font-size-complex="7pt"/>
    </style:style>
    <style:style style:name="MP13" style:family="paragraph" style:parent-style-name="Dado_20_produto_20_numérico">
      <style:text-properties fo:font-size="7pt" style:font-size-asian="7pt" style:font-size-complex="7pt"/>
    </style:style>
    <style:style style:name="MP14" style:family="paragraph" style:parent-style-name="Dado_20_produto">
      <style:text-properties fo:font-size="7pt" style:font-size-asian="7pt" style:font-size-complex="7pt"/>
    </style:style>
    <style:style style:name="MP15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MP16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MP17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MP18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MP19" style:family="paragraph" style:parent-style-name="Descritivo_20_bloco">
      <style:paragraph-properties fo:text-align="center" style:justify-single-word="false"/>
    </style:style>
    <style:style style:name="MT1" style:family="text"/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23.2000007629395pt" style:font-size-asian="23.2000007629395pt" style:font-size-complex="23.2000007629395pt"/>
    </style:style>
    <style:style style:name="MT4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5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style:use-window-font-color="true" style:text-underline-style="non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Mfr3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50.01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 table:style-name="Tabela1.2">
            <table:table-cell table:style-name="Tabela1.A1" office:value-type="string">
              <text:p text:style-name="Standard">Cabeçalhos padrão, com logo da prefeitura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rows-spanned="3" office:value-type="string">
              <text:p text:style-name="MP1"><draw:frame draw:style-name="Mfr1" draw:name="py3o.image(danfe.logo_prefeitura, 'png', isb64=True,dummy=1)" text:anchor-type="as-char" svg:width="30mm" svg:height="22.05mm" draw:z-index="1"><draw:image xlink:href="Pictures/100000000000008500000062B67309BA1F84D8F3.jpg" xlink:type="simple" xlink:show="embed" xlink:actuate="onLoad"/></draw:frame></text:p>
            </table:table-cell>
            <table:table-cell table:style-name="Tabela2.B1" table:number-rows-spanned="2" table:number-columns-spanned="2" office:value-type="string">
              <text:p text:style-name="Descritivo_20_DANFE">Prefeitura Municipal de <text:user-field-get text:name="py3o.danfe.NFe.infNFe.emit.enderEmit.xMun.valor">danfe.NFe.infNFe.emit.enderEmit.xMun.valor</text:user-field-get><text:s/>- <text:user-field-get text:name="py3o.danfe.NFe.infNFe.emit.enderEmit.UF.valor">danfe.NFe.infNFe.emit.enderEmit.UF.valor</text:user-field-get></text:p>
              <text:p text:style-name="Descritivo_20_DANFE"/>
            </table:table-cell>
            <table:covered-table-cell/>
            <table:table-cell table:style-name="Tabela2.D1" office:value-type="string">
              <text:p text:style-name="Descritivo_20_campo">Número da NFS-e</text:p>
              <text:p text:style-name="MP2"><text:user-field-get text:name="py3o.danfe.NFe.numero_formatado">danfe.NFe.numero_formatado</text:user-field-get></text:p>
            </table:table-cell>
          </table:table-row>
          <table:table-row table:style-name="Tabela2.1">
            <table:covered-table-cell/>
            <table:covered-table-cell/>
            <table:covered-table-cell/>
            <table:table-cell table:style-name="Tabela2.D2" office:value-type="string">
              <text:p text:style-name="Descritivo_20_campo">Data e hora de emissão</text:p>
              <text:p text:style-name="MP3"><text:user-field-get text:name="py3o.danfe.NFe.infNFe.ide.dhEmi.formato_danfse">danfe.NFe.infNFe.ide.dhEmi.formato_danfse</text:user-field-get></text:p>
            </table:table-cell>
          </table:table-row>
          <table:table-row table:style-name="Tabela2.1">
            <table:covered-table-cell/>
            <table:table-cell table:style-name="Tabela2.B3" table:number-columns-spanned="2" office:value-type="string">
              <text:p text:style-name="Descritivo_20_DANFE">NOTA FISCAL DE SERVIÇOS ELETRÔNICA - NFS-e</text:p>
            </table:table-cell>
            <table:covered-table-cell/>
            <table:table-cell table:style-name="Tabela2.D3" office:value-type="string">
              <text:p text:style-name="Descritivo_20_campo">Código de verificação</text:p>
              <text:p text:style-name="MP3"><draw:frame draw:style-name="Mfr2" draw:name="Quadro2" text:anchor-type="paragraph" svg:y="79mm" svg:width="120mm" draw:z-index="3"><draw:text-box fo:min-height="99.99mm"><table:table table:name="Tabela5" table:style-name="Tabela5"><table:table-column table:style-name="Tabela5.A"/><table:table-row><table:table-cell table:style-name="Tabela5.A1" office:value-type="string"><text:p text:style-name="Table_20_Contents"><text:a xlink:type="simple" xlink:href="py3o://if=%22danfe.NFe.cancelada%22" text:style-name="Internet_20_link" text:visited-style-name="Visited_20_Internet_20_Link">if="danfe.NFe.cancelada"</text:a></text:p></table:table-cell></table:table-row><table:table-row table:style-name="Tabela5.2"><table:table-cell table:style-name="Tabela5.A2" office:value-type="string"><text:p text:style-name="MP4"><text:span text:style-name="MT2"> </text:span><text:line-break/>CANCELADA<text:line-break/><text:span text:style-name="MT2"> </text:span></text:p></table:table-cell></table:table-row><table:table-row table:style-name="Tabela5.3"><table:table-cell table:style-name="Tabela5.A7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5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5.5"><table:table-cell table:style-name="Tabela5.A7" office:value-type="string"><text:p text:style-name="Table_20_Contents"/></table:table-cell></table:table-row><table:table-row table:style-name="Tabela5.2"><table:table-cell table:style-name="Tabela5.A6" office:value-type="string"><text:p text:style-name="MP5"><text:span text:style-name="MT2"> </text:span><text:line-break/>HOMOLOGAÇÃO<text:line-break/><text:span text:style-name="MT3">SEM VALOR FISCAL<text:line-break/></text:span><text:span text:style-name="MT2"> </text:span></text:p></table:table-cell></table:table-row><table:table-row><table:table-cell table:style-name="Tabela5.A7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<text:user-field-get text:name="py3o.danfe.NFe.codigo_verificacao">danfe.NFe.codigo_verificacao</text:user-field-get></text:p>
            </table:table-cell>
          </table:table-row>
          <table:table-row table:style-name="Tabela2.4">
            <table:table-cell table:style-name="Tabela2.A4" table:number-columns-spanned="2" office:value-type="string">
              <text:p text:style-name="Descritivo_20_campo">Competência/Fato gerador</text:p>
              <text:p text:style-name="Dado_20_campo"><text:user-field-get text:name="py3o.danfe.NFe.infNFe.total.ISSQNTot.dCompet.mes_ano">danfe.NFe.infNFe.total.ISSQNTot.dCompet.mes_ano</text:user-field-get></text:p>
            </table:table-cell>
            <table:covered-table-cell/>
            <table:table-cell table:style-name="Tabela2.C4" office:value-type="string">
              <text:p text:style-name="Descritivo_20_campo">Número da NFS-e substituída</text:p>
              <text:p text:style-name="Dado_20_campo"/>
            </table:table-cell>
            <table:table-cell table:style-name="Tabela2.D4" office:value-type="string">
              <text:p text:style-name="Descritivo_20_campo">Número do RPS</text:p>
              <text:p text:style-name="MP3"><text:user-field-get text:name="py3o.danfe.NFe.numero_rps_formatado">danfe.NFe.numero_rps_formatado</text:user-field-get></text:p>
            </table:table-cell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6">
            <table:table-cell table:style-name="Tabela6.A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CNPJ/CPF</text:p>
              <text:p text:style-name="MP6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6.7">
            <table:table-cell table:style-name="Tabela6.A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6.E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6.8">
            <table:table-cell table:style-name="Tabela6.A8" table:number-columns-spanned="3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covered-table-cell/>
            <table:table-cell table:style-name="Tabela6.D8" table:number-columns-spanned="2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table-cell table:style-name="Tabela6.F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6.G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6.9">
            <table:table-cell table:style-name="Tabela6.A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6.B9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table-cell table:style-name="Tabela6.C9" table:number-columns-spanned="5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10">
            <table:table-cell table:style-name="Tabela6.A10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4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5" table:number-columns-spanned="8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6">
            <table:table-cell table:style-name="Tabela3.A9" table:number-rows-spanned="4" office:value-type="string">
              <text:p text:style-name="Descritivo_20_campo"><draw:frame draw:style-name="Mfr3" draw:name="py3o.image(danfe.logo, 'png', isb64=True,dummy=1)" text:anchor-type="char" svg:width="37.99mm" svg:height="32mm" draw:z-index="7"><draw:text-box><text:p text:style-name="MP7"/></draw:text-box></draw:frame></text:p>
            </table:table-cell>
            <table:table-cell table:style-name="Tabela3.B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CNPJ/CPF</text:p>
              <text:p text:style-name="MP6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3.7">
            <table:covered-table-cell/>
            <table:table-cell table:style-name="Tabela3.B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3.F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3.8">
            <table:covered-table-cell/>
            <table:table-cell table:style-name="Tabela3.B8" table:number-columns-spanned="2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table-cell table:style-name="Tabela3.D8" table:number-columns-spanned="3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covered-table-cell/>
            <table:table-cell table:style-name="Tabela3.G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3.H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3.9">
            <table:covered-table-cell/>
            <table:table-cell table:style-name="Tabela3.B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3.C9" table:number-columns-spanned="2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covered-table-cell/>
            <table:table-cell table:style-name="Tabela3.E9" table:number-columns-spanned="4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10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F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6">
            <table:table-cell table:style-name="Tabela8.A6" table:number-columns-spanned="7" office:value-type="string">
              <text:p text:style-name="Descritivo_20_campo"><draw:frame draw:style-name="Mfr3" draw:name="Quadro1" text:anchor-type="char" svg:width="192mm" svg:height="32mm" draw:z-index="5"><draw:text-box><text:p text:style-name="MP7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7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8" table:number-columns-spanned="7" office:value-type="string">
              <text:p text:style-name="Descritivo_20_bloco">TOM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4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covered-table-cell/>
            <table:covered-table-cell/>
            <table:covered-table-cell/>
            <table:table-cell table:style-name="Tabela8.E9" table:number-columns-spanned="3" office:value-type="string">
              <text:p text:style-name="Descritivo_20_campo">CNPJ/CPF</text:p>
              <text:p text:style-name="MP6"><text:user-field-get text:name="py3o.danfe.NFe.cnpj_destinatario_formatado">danfe.NFe.cnpj_destinatario_formatado</text:user-field-get></text:p>
            </table:table-cell>
            <table:covered-table-cell/>
            <table:covered-table-cell/>
          </table:table-row>
          <table:table-row table:style-name="Tabela8.10">
            <table:table-cell table:style-name="Tabela8.A10" table:number-columns-spanned="4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covered-table-cell/>
            <table:covered-table-cell/>
            <table:table-cell table:style-name="Tabela8.E10" table:number-columns-spanned="3" office:value-type="string">
              <text:p text:style-name="Descritivo_20_campo">Inscrição MUNICIPAL</text:p>
              <text:p text:style-name="Dado_20_campo"><text:user-field-get text:name="py3o.danfe.NFe.infNFe.dest.IM.valor">danfe.NFe.infNFe.dest.IM.valor</text:user-field-get></text:p>
            </table:table-cell>
            <table:covered-table-cell/>
            <table:covered-table-cell/>
          </table:table-row>
          <table:table-row table:style-name="Tabela8.11">
            <table:table-cell table:style-name="Tabela8.A1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8.D11" table:number-columns-spanned="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covered-table-cell/>
            <table:table-cell table:style-name="Tabela8.F11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8.G1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</table:table-row>
          <table:table-row table:style-name="Tabela8.12">
            <table:table-cell table:style-name="Tabela8.A1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table-cell table:style-name="Tabela8.B12" office:value-type="string">
              <text:p text:style-name="Descritivo_20_campo">Celular</text:p>
              <text:p text:style-name="Dado_20_campo"><text:user-field-get text:name="py3o.danfe.NFe.celular_destinatario_formatado">danfe.NFe.celular_destinatario_formatado</text:user-field-get></text:p>
            </table:table-cell>
            <table:table-cell table:style-name="Tabela8.C12" table:number-columns-spanned="5" office:value-type="string">
              <text:p text:style-name="Descritivo_20_campo">Email</text:p>
              <text:p text:style-name="Dado_20_campo"><text:user-field-get text:name="py3o.danfe.NFe.infNFe.dest.email.valor">danfe.NFe.infNFe.dest.email.valor</text:user-field-get></text:p>
            </table:table-cell>
            <table:covered-table-cell/>
            <table:covered-table-cell/>
            <table:covered-table-cell/>
            <table:covered-table-cell/>
          </table:table-row>
        </table:table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table:number-columns-spanned="2" office:value-type="string">
              <text:p text:style-name="Descritivo_20_bloco"><text:a xlink:type="simple" xlink:href="py3o://if=%22danfe.imprime_codigo_cnae%20and%20danfe.imprime_codigo_servico%22" text:style-name="Internet_20_link" text:visited-style-name="Visited_20_Internet_20_Link"><text:span text:style-name="MT5">if="danfe.imprime_codigo_cnae and danfe.imprime_codigo_servico"</text:span></text:a></text:p>
            </table:table-cell>
            <table:covered-table-cell/>
          </table:table-row>
          <table:table-row table:style-name="Tabela4.2">
            <table:table-cell table:style-name="Tabela4.A2" table:number-columns-spanned="2" office:value-type="string">
              <text:p text:style-name="Descritivo_20_bloco">CLASSIFICAÇÃO DO SERVIÇO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Descritivo_20_bloco"><text:a xlink:type="simple" xlink:href="py3o://if=%22danfe.imprime_codigo_cnae%22" text:style-name="Internet_20_link" text:visited-style-name="Visited_20_Internet_20_Link"><text:span text:style-name="MT5">if="danfe.imprime_codigo_cnae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cnae</text:p>
              <text:p text:style-name="MP8"><text:user-field-get text:name="py3o.danfe.NFe.cnae_formatado">danfe.NFe.cnae_formatado</text:user-field-get>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digo_servico%22" text:style-name="Internet_20_link" text:visited-style-name="Visited_20_Internet_20_Link"><text:span text:style-name="MT5">if="danfe.imprime_codigo_servico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Serviço</text:p>
              <text:p text:style-name="MP8"><text:user-field-get text:name="py3o.danfe.NFe.servico_formatado">danfe.NFe.servico_formatado</text:user-field-get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nstrucao_civil%22" text:style-name="Internet_20_link" text:visited-style-name="Visited_20_Internet_20_Link"><text:span text:style-name="MT5">if="danfe.imprime_construcao_civil"</text:span></text:a></text:p>
            </table:table-cell>
            <table:covered-table-cell/>
          </table:table-row>
          <table:table-row table:style-name="Tabela4.2">
            <table:table-cell table:style-name="Tabela4.A4" table:number-columns-spanned="2" office:value-type="string">
              <text:p text:style-name="Descritivo_20_bloco">DETALHAMENTO ESPECÍFICO DA CONSTRUÇÃO CIVIL</text:p>
            </table:table-cell>
            <table:covered-table-cell/>
          </table:table-row>
          <table:table-row table:style-name="Tabela4.4">
            <table:table-cell table:style-name="Tabela4.A4" office:value-type="string">
              <text:p text:style-name="Descritivo_20_campo">Código da obra</text:p>
              <text:p text:style-name="MP10"/>
            </table:table-cell>
            <table:table-cell table:style-name="Tabela4.A4" office:value-type="string">
              <text:p text:style-name="Descritivo_20_campo">Código ART</text:p>
              <text:p text:style-name="MP10"/>
            </table:table-cell>
          </table:table-row>
          <table:table-row table:style-name="Tabela4.1">
            <table:table-cell table:style-name="Tabela4.A4" table:number-columns-spanned="2" office:value-type="string">
              <text:p text:style-name="MP9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11" table:style-name="Tabela11">
          <table:table-column table:style-name="Tabela11.A" table:number-columns-repeated="4"/>
          <table:table-column table:style-name="Tabela11.E"/>
          <table:table-row table:style-name="Tabela11.1">
            <table:table-cell table:style-name="Tabela11.A1" table:number-columns-spanned="5" office:value-type="string">
              <text:p text:style-name="Descritivo_20_bloco">RETENÇÕES FEDERAI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1.2">
            <table:table-cell table:style-name="Tabela11.A2" office:value-type="string">
              <text:p text:style-name="Descritivo_20_campo">PIS (<text:user-field-get text:name="py3o.danfe.NFe.infNFe.total.retTrib.pRetPIS.formato_danfe">danfe.NFe.infNFe.total.retTrib.pRetPIS.formato_danfe</text:user-field-get>%)</text:p>
              <text:p text:style-name="MP2"><text:user-field-get text:name="py3o.danfe.NFe.infNFe.total.retTrib.vRetPIS.formato_danfe">danfe.NFe.infNFe.total.retTrib.vRetPIS.formato_danfe</text:user-field-get></text:p>
            </table:table-cell>
            <table:table-cell table:style-name="Tabela11.B2" office:value-type="string">
              <text:p text:style-name="Descritivo_20_campo">COFINS (<text:user-field-get text:name="py3o.danfe.NFe.infNFe.total.retTrib.pRetCOFINS.formato_danfe">danfe.NFe.infNFe.total.retTrib.pRetCOFINS.formato_danfe</text:user-field-get>%)</text:p>
              <text:p text:style-name="MP2"><text:user-field-get text:name="py3o.danfe.NFe.infNFe.total.retTrib.vRetCOFINS.formato_danfe">danfe.NFe.infNFe.total.retTrib.vRetCOFINS.formato_danfe</text:user-field-get></text:p>
            </table:table-cell>
            <table:table-cell table:style-name="Tabela11.B2" office:value-type="string">
              <text:p text:style-name="Descritivo_20_campo">INSS (<text:user-field-get text:name="py3o.danfe.NFe.infNFe.total.retTrib.pRetPrev.formato_danfe">danfe.NFe.infNFe.total.retTrib.pRetPrev.formato_danfe</text:user-field-get>%)</text:p>
              <text:p text:style-name="MP2"><text:user-field-get text:name="py3o.danfe.NFe.infNFe.total.retTrib.vRetPrev.formato_danfe">danfe.NFe.infNFe.total.retTrib.vRetPrev.formato_danfe</text:user-field-get></text:p>
            </table:table-cell>
            <table:table-cell table:style-name="Tabela11.B2" office:value-type="string">
              <text:p text:style-name="Descritivo_20_campo">Imposto de renda (<text:user-field-get text:name="py3o.danfe.NFe.infNFe.total.retTrib.pIRRF.formato_danfe">danfe.NFe.infNFe.total.retTrib.pIRRF.formato_danfe</text:user-field-get>%)</text:p>
              <text:p text:style-name="MP2"><text:user-field-get text:name="py3o.danfe.NFe.infNFe.total.retTrib.vIRRF.formato_danfe">danfe.NFe.infNFe.total.retTrib.vIRRF.formato_danfe</text:user-field-get></text:p>
            </table:table-cell>
            <table:table-cell table:style-name="Tabela11.B2" office:value-type="string">
              <text:p text:style-name="Descritivo_20_campo">CSLL (<text:user-field-get text:name="py3o.danfe.NFe.infNFe.total.retTrib.pRetCSLL.formato_danfe">danfe.NFe.infNFe.total.retTrib.pRetCSLL.formato_danfe</text:user-field-get>%)</text:p>
              <text:p text:style-name="MP2"><text:user-field-get text:name="py3o.danfe.NFe.infNFe.total.retTrib.vRetCSLL.formato_danfe">danfe.NFe.infNFe.total.retTrib.vRetCSLL.formato_danfe</text:user-field-get></text:p>
              <text:p text:style-name="Descritivo_20_campo"/>
              <text:p text:style-name="MP2"/>
            </table:table-cell>
          </table:table-row>
        </table:table>
        <table:table table:name="Tabela15" table:style-name="Tabela15">
          <table:table-column table:style-name="Tabela15.A"/>
          <table:table-row table:style-name="Tabela15.1">
            <table:table-cell table:style-name="Tabela15.A1" office:value-type="string">
              <text:p text:style-name="Descritivo_20_bloco">DETALHAMENTO DE VALORES</text:p>
            </table:table-cell>
          </table:table-row>
        </table:table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row table:style-name="Tabela13.1">
            <table:table-cell table:style-name="Tabela13.A1" office:value-type="string">
              <text:p text:style-name="MP11">PRESTADOR DE SERVIÇOS</text:p>
            </table:table-cell>
            <table:table-cell table:style-name="Tabela13.B1" office:value-type="string">
              <text:p text:style-name="MP11">OUTRAS INFORMAÇÕES</text:p>
            </table:table-cell>
            <table:table-cell table:style-name="Tabela13.A1" office:value-type="string">
              <text:p text:style-name="MP11">CÁLCULO DO ISS DEVIDO NO MUNICÍPIO</text:p>
            </table:table-cell>
          </table:table-row>
        </table:table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column table:style-name="Tabela14.A"/>
          <table:table-column table:style-name="Tabela14.F"/>
          <table:table-row table:style-name="Tabela14.1">
            <table:table-cell table:style-name="Tabela14.A1" office:value-type="string">
              <text:p text:style-name="MP12">(+) Valor dos serviços</text:p>
            </table:table-cell>
            <table:table-cell table:style-name="Tabela14.B1" office:value-type="string">
              <text:p text:style-name="MP13"><text:user-field-get text:name="py3o.danfe.NFe.infNFe.total.ICMSTot.vProd.formato_danfe">danfe.NFe.infNFe.total.ICMSTot.vProd.formato_danfe</text:user-field-get></text:p>
            </table:table-cell>
            <table:table-cell table:style-name="Tabela14.C1" table:number-columns-spanned="2" office:value-type="string">
              <text:p text:style-name="MP12">Natureza da operação</text:p>
            </table:table-cell>
            <table:covered-table-cell/>
            <table:table-cell table:style-name="Tabela14.E1" office:value-type="string">
              <text:p text:style-name="MP12">(+) Valor dos serviços</text:p>
            </table:table-cell>
            <table:table-cell table:style-name="Tabela14.A1" office:value-type="string">
              <text:p text:style-name="MP13"><text:user-field-get text:name="py3o.danfe.NFe.infNFe.total.ICMSTot.vProd.formato_danfe">danfe.NFe.infNFe.total.ICMSTot.vPro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2">(-) Desconto condicionado</text:p>
            </table:table-cell>
            <table:table-cell table:style-name="Tabela14.B1" office:value-type="string">
              <text:p text:style-name="MP13"><text:user-field-get text:name="py3o.danfe.NFe.infNFe.total.ISSQNTot.vDescCond.formato_danfe">danfe.NFe.infNFe.total.ISSQNTot.vDescCond.formato_danfe</text:user-field-get></text:p>
            </table:table-cell>
            <table:table-cell table:style-name="Tabela14.C1" table:number-columns-spanned="2" office:value-type="string">
              <text:p text:style-name="Dado_20_produto"><text:user-field-get text:name="py3o.danfe.NFe.infNFe.ide.natOp.valor">danfe.NFe.infNFe.ide.natOp.valor</text:user-field-get></text:p>
            </table:table-cell>
            <table:covered-table-cell/>
            <table:table-cell table:style-name="Tabela14.E1" office:value-type="string">
              <text:p text:style-name="MP12">(-) Deduções permitidas em Lei</text:p>
            </table:table-cell>
            <table:table-cell table:style-name="Tabela14.A1" office:value-type="string">
              <text:p text:style-name="MP13"><text:user-field-get text:name="py3o.danfe.NFe.infNFe.total.ISSQNTot.vDeducao.formato_danfe">danfe.NFe.infNFe.total.ISSQNTot.vDeducao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2">(-) Desconto incondicionado</text:p>
            </table:table-cell>
            <table:table-cell table:style-name="Tabela14.B1" office:value-type="string">
              <text:p text:style-name="MP13"><text:user-field-get text:name="py3o.danfe.NFe.infNFe.total.ISSQNTot.vDescIncond.formato_danfe">danfe.NFe.infNFe.total.ISSQNTot.vDescIncond.formato_danfe</text:user-field-get></text:p>
            </table:table-cell>
            <table:table-cell table:style-name="Tabela14.C1" table:number-columns-spanned="2" office:value-type="string">
              <text:p text:style-name="MP12">Regime especial de tributação</text:p>
            </table:table-cell>
            <table:covered-table-cell/>
            <table:table-cell table:style-name="Tabela14.E1" office:value-type="string">
              <text:p text:style-name="MP12">(-) Desconto incondicionado</text:p>
            </table:table-cell>
            <table:table-cell table:style-name="Tabela14.A1" office:value-type="string">
              <text:p text:style-name="MP13"><text:user-field-get text:name="py3o.danfe.NFe.infNFe.total.ISSQNTot.vDescIncond.formato_danfe">danfe.NFe.infNFe.total.ISSQNTot.vDescIncon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2">(-) Retenções federais</text:p>
            </table:table-cell>
            <table:table-cell table:style-name="Tabela14.B1" office:value-type="string">
              <text:p text:style-name="MP13"><text:user-field-get text:name="py3o.danfe.NFe.infNFe.total.retTrib.vTotal.formato_danfe">danfe.NFe.infNFe.total.retTrib.vTotal.formato_danfe</text:user-field-get></text:p>
            </table:table-cell>
            <table:table-cell table:style-name="Tabela14.C1" table:number-columns-spanned="2" office:value-type="string">
              <text:p text:style-name="MP14"><text:user-field-get text:name="py3o.danfe.NFe.infNFe.total.ISSQNTot.cRegTrib.valor">danfe.NFe.infNFe.total.ISSQNTot.cRegTrib.valor</text:user-field-get></text:p>
            </table:table-cell>
            <table:covered-table-cell/>
            <table:table-cell table:style-name="Tabela14.E1" office:value-type="string">
              <text:p text:style-name="MP12">(=) Base de cálculo</text:p>
            </table:table-cell>
            <table:table-cell table:style-name="Tabela14.A1" office:value-type="string">
              <text:p text:style-name="MP13"><text:user-field-get text:name="py3o.danfe.NFe.infNFe.total.ISSQNTot.vBC.formato_danfe">danfe.NFe.infNFe.total.ISSQNTot.vBC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2">(-) Outras retenções</text:p>
            </table:table-cell>
            <table:table-cell table:style-name="Tabela14.B1" office:value-type="string">
              <text:p text:style-name="MP13"><text:user-field-get text:name="py3o.danfe.NFe.infNFe.total.ISSQNTot.vOutro.formato_danfe">danfe.NFe.infNFe.total.ISSQNTot.vOutro.formato_danfe</text:user-field-get></text:p>
            </table:table-cell>
            <table:table-cell table:style-name="Tabela14.C1" table:number-columns-spanned="2" office:value-type="string">
              <text:p text:style-name="MP14"/>
            </table:table-cell>
            <table:covered-table-cell/>
            <table:table-cell table:style-name="Tabela14.E1" office:value-type="string">
              <text:p text:style-name="MP12">(×) Alíquota</text:p>
            </table:table-cell>
            <table:table-cell table:style-name="Tabela14.A1" office:value-type="string">
              <text:p text:style-name="MP13"><text:user-field-get text:name="py3o.danfe.NFe.infNFe.total.ISSQNTot.pISS.formato_danfe">danfe.NFe.infNFe.total.ISSQNTot.pISS.formato_danfe</text:user-field-get>%</text:p>
            </table:table-cell>
          </table:table-row>
          <table:table-row table:style-name="Tabela14.1">
            <table:table-cell table:style-name="Tabela14.A1" office:value-type="string">
              <text:p text:style-name="MP12">(-) ISS retido</text:p>
            </table:table-cell>
            <table:table-cell table:style-name="Tabela14.B1" office:value-type="string">
              <text:p text:style-name="MP13"><text:user-field-get text:name="py3o.danfe.NFe.infNFe.total.ISSQNTot.vISSRet.formato_danfe">danfe.NFe.infNFe.total.ISSQNTot.vISSRet.formato_danfe</text:user-field-get></text:p>
            </table:table-cell>
            <table:table-cell table:style-name="Tabela14.E1" office:value-type="string">
              <text:p text:style-name="MP12">Incentivador cultural</text:p>
            </table:table-cell>
            <table:table-cell table:style-name="Tabela14.A1" office:value-type="string">
              <text:p text:style-name="MP15"><text:user-field-get text:name="py3o.danfe.NFe.incentivador_cultural_sim_nao">danfe.NFe.incentivador_cultural_sim_nao</text:user-field-get></text:p>
            </table:table-cell>
            <table:table-cell table:style-name="Tabela14.E1" office:value-type="string">
              <text:p text:style-name="MP12">(?) ISS retido</text:p>
            </table:table-cell>
            <table:table-cell table:style-name="Tabela14.A1" office:value-type="string">
              <text:p text:style-name="MP16"><text:user-field-get text:name="py3o.danfe.NFe.infNFe.total.ISSQNTot.iss_retido_sim_nao">danfe.NFe.infNFe.total.ISSQNTot.iss_retido_sim_nao</text:user-field-get></text:p>
            </table:table-cell>
          </table:table-row>
          <table:table-row table:style-name="Tabela14.1">
            <table:table-cell table:style-name="Tabela14.A7" office:value-type="string">
              <text:p text:style-name="MP17">(=) Valor líquido</text:p>
            </table:table-cell>
            <table:table-cell table:style-name="Tabela14.B7" office:value-type="string">
              <text:p text:style-name="MP18"><text:user-field-get text:name="py3o.danfe.NFe.infNFe.cobr.fat.vLiq.formato_danfe">danfe.NFe.infNFe.cobr.fat.vLiq.formato_danfe</text:user-field-get></text:p>
            </table:table-cell>
            <table:table-cell table:style-name="Tabela14.E1" office:value-type="string">
              <text:p text:style-name="MP12">SIMPLES nacional</text:p>
            </table:table-cell>
            <table:table-cell table:style-name="Tabela14.B1" office:value-type="string">
              <text:p text:style-name="MP15"><text:user-field-get text:name="py3o.danfe.NFe.simples_sim_nao">danfe.NFe.simples_sim_nao</text:user-field-get></text:p>
            </table:table-cell>
            <table:table-cell table:style-name="Tabela14.E7" office:value-type="string">
              <text:p text:style-name="MP17">(=) Valor do ISS</text:p>
            </table:table-cell>
            <table:table-cell table:style-name="Tabela14.A7" office:value-type="string">
              <text:p text:style-name="MP18"><text:user-field-get text:name="py3o.danfe.NFe.infNFe.total.ISSQNTot.vISS.formato_danfe">danfe.NFe.infNFe.total.ISSQNTot.vISS.formato_danfe</text:user-field-get></text:p>
            </table:table-cell>
          </table:table-row>
        </table:table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19">VALOR TOTAL DA NOTA R$ <text:span text:style-name="MT6"><text:user-field-get text:name="py3o.danfe.NFe.infNFe.total.ICMSTot.vNF.formato_danfe">danfe.NFe.infNFe.total.ICMSTot.vNF.formato_danfe</text:user-field-get></text:span></text:p>
            </table:table-cell>
          </table:table-row>
        </table:table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Descritivo_20_bloco">OUTRAS INFORMAÇÕES</text:p>
            </table:table-cell>
          </table:table-row>
        </table:table>
        <table:table table:name="Tabela17" table:style-name="Tabela17">
          <table:table-column table:style-name="Tabela17.A"/>
          <table:table-row table:style-name="Tabela17.1">
            <table:table-cell table:style-name="Tabela17.A1" office:value-type="string">
              <text:p text:style-name="Dado_20_produto"><text:user-field-get text:name="py3o.danfe.NFe.obs_fisco_libreoffice">danfe.NFe.obs_fisco_libreoffice</text:user-field-get></text:p>
            </table:table-cell>
          </table:table-row>
        </table:table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3-26T15:29:34.525372241">26/03/2018</text:date><text:s/>às <text:time style:data-style-name="N41" text:time-value="2018-03-26T15:29:34.525443906">15:29:33</text:time><text:s/>por <text:span text:style-name="MT7"><text:user-field-get text:name="py3o.danfe.nome_sistema">dan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NFSE</dc:title>
    <meta:editing-duration>P2DT11H8M25S</meta:editing-duration>
    <meta:editing-cycles>745</meta:editing-cycles>
    <meta:generator>LibreOffice/6.0.2.1.0$Linux_X86_64 LibreOffice_project/00m0$Build-1</meta:generator>
    <dc:date>2018-03-26T15:29:34.086110052</dc:date>
    <dc:creator>Taŭga Tecnologia</dc:creator>
    <meta:document-statistic meta:table-count="16" meta:image-count="1" meta:object-count="0" meta:page-count="2" meta:paragraph-count="198" meta:word-count="380" meta:character-count="5342" meta:non-whitespace-character-count="5150"/>
    <meta:template xlink:type="simple" xlink:actuate="onRequest" xlink:title="WriterPadrão" xlink:href="../Modelos/WriterPadrão.ott" meta:date="2016-12-23T15:03:10.881647871"/>
  </office:meta>
</office:document-meta>
</file>